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4/2022<text:bookmark-end text:name="Text14"/></text:p>
            <text:p text:style-name="Normální">KVOP-21803/2022<text:bookmark-end text:name="Text2"/></text:p>
            <text:p text:style-name="Normální"><text:bookmark-start text:name="Text6"/>21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J<text:bookmark-end text:name="Text9"/>. H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H.,</text:p>
      <text:p text:style-name="Základnítext">dne 16. března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zaslání aktuálního sborníku stanovisek veřejného ochránce práv Vězeňství II,</text:p>
        </text:list-item>
        <text:list-item>
          <text:p text:style-name="P19">zaslání vybraných ustanovení soudního řádu správního<text:span text:style-name="Značkapozn.podčarou"><text:note text:note-class="footnote" text:id="_ftn0"><text:note-citation>1</text:note-citation><text:note-body><text:p text:style-name="Textpozn.podčarou"><text:s/>Zákon č. 150/2002 Sb., soudní řád správní, ve znění<text:s/>pozdějších předpisů.</text:p></text:note-body></text:note></text:span>,</text:p>
        </text:list-item>
        <text:list-item>
          <text:p text:style-name="P20">zda a jakým způsobem se můžete obrátit na ochránce ve věci kázeňského řízení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Zasílám požadovaný sborník stanovisek veřejného ochránce práv Vězeňství II.</text:p>
      <text:p text:style-name="Základnítext">K bodu č. 2</text:p>
      <text:p text:style-name="Základnítext">Zasílám<text:s/>úplné znění soudního řádu správního.</text:p>
      <text:p text:style-name="Základnítext">K bodu č. 3</text:p>
      <text:p text:style-name="Základnítext">Zasílám informační leták ochránce v oblasti vězeňství, kde naleznete požadované informace. V situaci, kdy se chcete obrátit na ochránce stran kázeňského řízení, přiložte k podnětu rozhodnutí o uložení kázeňského trestu a rozhodnutí o stížnosti, přičemž postačí stručně uvést, s čím konktrétně nesouhlasíte ve věci předmětného kázeňského řízení.</text:p>
      <text:p text:style-name="podpis"/>
      <text:p text:style-name="podpis"/>
      <text:p text:style-name="podpis">JUDr. Pavel Pořízek, Ph.D.</text:p>
      <text:p text:style-name="podpis">vedoucí Kanceláře veřejného ochránce prá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DDYT*</text:span></text:p>
        <text:p text:style-name="P12"><text:span text:style-name="T13">KVOPX00CDDYT</text:span>KVOPX00CDDYT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3-22T09:46:00Z</meta:creation-date>
    <dc:date>2022-03-22T09:48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83" meta:character-count="1261" meta:row-count="9" meta:non-whitespace-character-count="1080"/>
  </office:meta>
</office:document-meta>
</file>